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DejaVu Sans2" svg:font-family="'DejaVu Sans'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88cm"/>
    </style:style>
    <style:style style:name="ro1" style:family="table-row">
      <style:table-row-properties style:row-height="0.452cm" fo:break-before="auto" style:use-optimal-row-height="true"/>
    </style:style>
    <style:style style:name="ta2" style:family="table" style:master-page-name="PageStyle_5f_Hoja3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precision-as-shown="true" table:use-regular-expressions="false"/>
      <table:table table:name="Hoja1" table:style-name="ta3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242" table:default-cell-style-name="Default"/>
        <table:table-row table:style-name="ro1"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Fecha Alta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Operación</text:p>
          </table:table-cell>
          <table:table-cell table:style-name="ce1" office:value-type="string" calcext:value-type="string">
            <text:p>Provincia</text:p>
          </table:table-cell>
          <table:table-cell table:style-name="ce1" office:value-type="string" calcext:value-type="string">
            <text:p>Superficie</text:p>
          </table:table-cell>
          <table:table-cell table:style-name="ce1" office:value-type="string" calcext:value-type="string">
            <text:p>Precio Venta</text:p>
          </table:table-cell>
          <table:table-cell table:style-name="ce3" office:value-type="string" calcext:value-type="string">
            <text:p>Fecha Venta</text:p>
          </table:table-cell>
          <table:table-cell table:style-name="ce1" office:value-type="string" calcext:value-type="string">
            <text:p>Vendedor</text:p>
          </table:table-cell>
          <table:table-cell table:style-name="ce1" table:number-columns-repeated="24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04-01-01" calcext:value-type="date">
            <text:p>01/01/04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Lleida</text:p>
          </table:table-cell>
          <table:table-cell office:value-type="float" office:value="291" calcext:value-type="float">
            <text:p>291</text:p>
          </table:table-cell>
          <table:table-cell office:value-type="float" office:value="2133903" calcext:value-type="float">
            <text:p>2133903</text:p>
          </table:table-cell>
          <table:table-cell office:value-type="date" office:date-value="2004-06-19" calcext:value-type="date">
            <text:p>19/06/04</text:p>
          </table:table-cell>
          <table:table-cell office:value-type="string" calcext:value-type="string">
            <text:p>Carmen</text:p>
          </table:table-cell>
          <table:table-cell table:number-columns-repeated="24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04-01-01" calcext:value-type="date">
            <text:p>01/01/0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Girona</text:p>
          </table:table-cell>
          <table:table-cell office:value-type="float" office:value="199" calcext:value-type="float">
            <text:p>199</text:p>
          </table:table-cell>
          <table:table-cell office:value-type="float" office:value="1945424" calcext:value-type="float">
            <text:p>1945424</text:p>
          </table:table-cell>
          <table:table-cell office:value-type="date" office:date-value="2004-04-19" calcext:value-type="date">
            <text:p>19/04/04</text:p>
          </table:table-cell>
          <table:table-cell office:value-type="string" calcext:value-type="string">
            <text:p>Pedro</text:p>
          </table:table-cell>
          <table:table-cell table:number-columns-repeated="24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date" office:date-value="2004-01-01" calcext:value-type="date">
            <text:p>01/01/04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Girona</text:p>
          </table:table-cell>
          <table:table-cell office:value-type="float" office:value="82" calcext:value-type="float">
            <text:p>82</text:p>
          </table:table-cell>
          <table:table-cell office:value-type="float" office:value="712416" calcext:value-type="float">
            <text:p>712416</text:p>
          </table:table-cell>
          <table:table-cell office:value-type="date" office:date-value="2004-11-08" calcext:value-type="date">
            <text:p>08/11/04</text:p>
          </table:table-cell>
          <table:table-cell office:value-type="string" calcext:value-type="string">
            <text:p>Joaquín</text:p>
          </table:table-cell>
          <table:table-cell table:number-columns-repeated="24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date" office:date-value="2004-01-02" calcext:value-type="date">
            <text:p>02/01/04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Girona</text:p>
          </table:table-cell>
          <table:table-cell office:value-type="float" office:value="285" calcext:value-type="float">
            <text:p>285</text:p>
          </table:table-cell>
          <table:table-cell office:value-type="float" office:value="1815450" calcext:value-type="float">
            <text:p>1815450</text:p>
          </table:table-cell>
          <table:table-cell office:value-type="date" office:date-value="2004-04-27" calcext:value-type="date">
            <text:p>27/04/04</text:p>
          </table:table-cell>
          <table:table-cell office:value-type="string" calcext:value-type="string">
            <text:p>Jesús</text:p>
          </table:table-cell>
          <table:table-cell table:number-columns-repeated="24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date" office:date-value="2004-01-02" calcext:value-type="date">
            <text:p>02/01/04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Tarragona</text:p>
          </table:table-cell>
          <table:table-cell office:value-type="float" office:value="152" calcext:value-type="float">
            <text:p>152</text:p>
          </table:table-cell>
          <table:table-cell office:value-type="float" office:value="1138024" calcext:value-type="float">
            <text:p>1138024</text:p>
          </table:table-cell>
          <table:table-cell office:value-type="date" office:date-value="2004-07-10" calcext:value-type="date">
            <text:p>10/07/04</text:p>
          </table:table-cell>
          <table:table-cell office:value-type="string" calcext:value-type="string">
            <text:p>María</text:p>
          </table:table-cell>
          <table:table-cell table:number-columns-repeated="24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date" office:date-value="2004-01-03" calcext:value-type="date">
            <text:p>03/01/04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Girona</text:p>
          </table:table-cell>
          <table:table-cell office:value-type="float" office:value="131" calcext:value-type="float">
            <text:p>131</text:p>
          </table:table-cell>
          <table:table-cell office:value-type="float" office:value="953156" calcext:value-type="float">
            <text:p>953156</text:p>
          </table:table-cell>
          <table:table-cell office:value-type="date" office:date-value="2004-09-05" calcext:value-type="date">
            <text:p>05/09/04</text:p>
          </table:table-cell>
          <table:table-cell office:value-type="string" calcext:value-type="string">
            <text:p>Pedro</text:p>
          </table:table-cell>
          <table:table-cell table:number-columns-repeated="24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date" office:date-value="2004-01-03" calcext:value-type="date">
            <text:p>03/01/04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Tarragona</text:p>
          </table:table-cell>
          <table:table-cell office:value-type="float" office:value="69" calcext:value-type="float">
            <text:p>69</text:p>
          </table:table-cell>
          <table:table-cell office:value-type="float" office:value="406686" calcext:value-type="float">
            <text:p>406686</text:p>
          </table:table-cell>
          <table:table-cell office:value-type="date" office:date-value="2004-06-07" calcext:value-type="date">
            <text:p>07/06/04</text:p>
          </table:table-cell>
          <table:table-cell office:value-type="string" calcext:value-type="string">
            <text:p>Pedro</text:p>
          </table:table-cell>
          <table:table-cell table:number-columns-repeated="24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date" office:date-value="2004-01-03" calcext:value-type="date">
            <text:p>03/01/04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Girona</text:p>
          </table:table-cell>
          <table:table-cell office:value-type="float" office:value="235" calcext:value-type="float">
            <text:p>235</text:p>
          </table:table-cell>
          <table:table-cell office:value-type="float" office:value="2158475" calcext:value-type="float">
            <text:p>2158475</text:p>
          </table:table-cell>
          <table:table-cell office:value-type="date" office:date-value="2004-10-31" calcext:value-type="date">
            <text:p>31/10/04</text:p>
          </table:table-cell>
          <table:table-cell office:value-type="string" calcext:value-type="string">
            <text:p>Jesús</text:p>
          </table:table-cell>
          <table:table-cell table:number-columns-repeated="24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date" office:date-value="2004-01-04" calcext:value-type="date">
            <text:p>04/01/04</text:p>
          </table:table-cell>
          <table:table-cell office:value-type="string" calcext:value-type="string">
            <text:p>Piso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Lleida</text:p>
          </table:table-cell>
          <table:table-cell office:value-type="float" office:value="108" calcext:value-type="float">
            <text:p>108</text:p>
          </table:table-cell>
          <table:table-cell office:value-type="float" office:value="1024380" calcext:value-type="float">
            <text:p>1024380</text:p>
          </table:table-cell>
          <table:table-cell office:value-type="date" office:date-value="2004-12-28" calcext:value-type="date">
            <text:p>28/12/04</text:p>
          </table:table-cell>
          <table:table-cell office:value-type="string" calcext:value-type="string">
            <text:p>Jesús</text:p>
          </table:table-cell>
          <table:table-cell table:number-columns-repeated="24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date" office:date-value="2004-01-04" calcext:value-type="date">
            <text:p>04/01/04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Lleida</text:p>
          </table:table-cell>
          <table:table-cell office:value-type="float" office:value="299" calcext:value-type="float">
            <text:p>299</text:p>
          </table:table-cell>
          <table:table-cell office:value-type="float" office:value="2042768" calcext:value-type="float">
            <text:p>2042768</text:p>
          </table:table-cell>
          <table:table-cell office:value-type="date" office:date-value="2004-10-06" calcext:value-type="date">
            <text:p>06/10/04</text:p>
          </table:table-cell>
          <table:table-cell office:value-type="string" calcext:value-type="string">
            <text:p>Joaquín</text:p>
          </table:table-cell>
          <table:table-cell table:number-columns-repeated="24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date" office:date-value="2004-01-04" calcext:value-type="date">
            <text:p>04/01/04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Girona</text:p>
          </table:table-cell>
          <table:table-cell office:value-type="float" office:value="124" calcext:value-type="float">
            <text:p>124</text:p>
          </table:table-cell>
          <table:table-cell office:value-type="float" office:value="627068" calcext:value-type="float">
            <text:p>627068</text:p>
          </table:table-cell>
          <table:table-cell office:value-type="date" office:date-value="2004-10-28" calcext:value-type="date">
            <text:p>28/10/04</text:p>
          </table:table-cell>
          <table:table-cell office:value-type="string" calcext:value-type="string">
            <text:p>Pedro</text:p>
          </table:table-cell>
          <table:table-cell table:number-columns-repeated="24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date" office:date-value="2004-01-04" calcext:value-type="date">
            <text:p>04/01/04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Girona</text:p>
          </table:table-cell>
          <table:table-cell office:value-type="float" office:value="187" calcext:value-type="float">
            <text:p>187</text:p>
          </table:table-cell>
          <table:table-cell office:value-type="float" office:value="999328" calcext:value-type="float">
            <text:p>999328</text:p>
          </table:table-cell>
          <table:table-cell office:value-type="date" office:date-value="2004-04-05" calcext:value-type="date">
            <text:p>05/04/04</text:p>
          </table:table-cell>
          <table:table-cell office:value-type="string" calcext:value-type="string">
            <text:p>Carmen</text:p>
          </table:table-cell>
          <table:table-cell table:number-columns-repeated="24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date" office:date-value="2004-01-04" calcext:value-type="date">
            <text:p>04/01/04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Barcelona</text:p>
          </table:table-cell>
          <table:table-cell office:value-type="float" office:value="300" calcext:value-type="float">
            <text:p>300</text:p>
          </table:table-cell>
          <table:table-cell office:value-type="float" office:value="2937300" calcext:value-type="float">
            <text:p>2937300</text:p>
          </table:table-cell>
          <table:table-cell office:value-type="date" office:date-value="2004-11-04" calcext:value-type="date">
            <text:p>04/11/04</text:p>
          </table:table-cell>
          <table:table-cell office:value-type="string" calcext:value-type="string">
            <text:p>Jesús</text:p>
          </table:table-cell>
          <table:table-cell table:number-columns-repeated="24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date" office:date-value="2004-01-04" calcext:value-type="date">
            <text:p>04/01/0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Tarragona</text:p>
          </table:table-cell>
          <table:table-cell office:value-type="float" office:value="68" calcext:value-type="float">
            <text:p>68</text:p>
          </table:table-cell>
          <table:table-cell office:value-type="float" office:value="664700" calcext:value-type="float">
            <text:p>664700</text:p>
          </table:table-cell>
          <table:table-cell office:value-type="date" office:date-value="2004-10-01" calcext:value-type="date">
            <text:p>01/10/04</text:p>
          </table:table-cell>
          <table:table-cell office:value-type="string" calcext:value-type="string">
            <text:p>Carmen</text:p>
          </table:table-cell>
          <table:table-cell table:number-columns-repeated="24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date" office:date-value="2004-01-04" calcext:value-type="date">
            <text:p>04/01/04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Girona</text:p>
          </table:table-cell>
          <table:table-cell office:value-type="float" office:value="176" calcext:value-type="float">
            <text:p>176</text:p>
          </table:table-cell>
          <table:table-cell office:value-type="float" office:value="820336" calcext:value-type="float">
            <text:p>820336</text:p>
          </table:table-cell>
          <table:table-cell office:value-type="date" office:date-value="2004-11-29" calcext:value-type="date">
            <text:p>29/11/04</text:p>
          </table:table-cell>
          <table:table-cell office:value-type="string" calcext:value-type="string">
            <text:p>Pedro</text:p>
          </table:table-cell>
          <table:table-cell table:number-columns-repeated="24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date" office:date-value="2004-01-05" calcext:value-type="date">
            <text:p>05/01/04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Girona</text:p>
          </table:table-cell>
          <table:table-cell office:value-type="float" office:value="179" calcext:value-type="float">
            <text:p>179</text:p>
          </table:table-cell>
          <table:table-cell office:value-type="float" office:value="937960" calcext:value-type="float">
            <text:p>937960</text:p>
          </table:table-cell>
          <table:table-cell office:value-type="date" office:date-value="2004-11-21" calcext:value-type="date">
            <text:p>21/11/04</text:p>
          </table:table-cell>
          <table:table-cell office:value-type="string" calcext:value-type="string">
            <text:p>Carmen</text:p>
          </table:table-cell>
          <table:table-cell table:number-columns-repeated="24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date" office:date-value="2004-01-05" calcext:value-type="date">
            <text:p>05/01/04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Tarragona</text:p>
          </table:table-cell>
          <table:table-cell office:value-type="float" office:value="58" calcext:value-type="float">
            <text:p>58</text:p>
          </table:table-cell>
          <table:table-cell office:value-type="float" office:value="358846" calcext:value-type="float">
            <text:p>358846</text:p>
          </table:table-cell>
          <table:table-cell office:value-type="date" office:date-value="2004-10-08" calcext:value-type="date">
            <text:p>08/10/04</text:p>
          </table:table-cell>
          <table:table-cell office:value-type="string" calcext:value-type="string">
            <text:p>Luisa</text:p>
          </table:table-cell>
          <table:table-cell table:number-columns-repeated="24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date" office:date-value="2004-01-06" calcext:value-type="date">
            <text:p>06/01/04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Barcelona</text:p>
          </table:table-cell>
          <table:table-cell office:value-type="float" office:value="283" calcext:value-type="float">
            <text:p>283</text:p>
          </table:table-cell>
          <table:table-cell office:value-type="float" office:value="1679605" calcext:value-type="float">
            <text:p>1679605</text:p>
          </table:table-cell>
          <table:table-cell office:value-type="date" office:date-value="2004-06-06" calcext:value-type="date">
            <text:p>06/06/04</text:p>
          </table:table-cell>
          <table:table-cell office:value-type="string" calcext:value-type="string">
            <text:p>Carmen</text:p>
          </table:table-cell>
          <table:table-cell table:number-columns-repeated="24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date" office:date-value="2004-01-07" calcext:value-type="date">
            <text:p>07/01/04</text:p>
          </table:table-cell>
          <table:table-cell office:value-type="string" calcext:value-type="string">
            <text:p>Piso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Girona</text:p>
          </table:table-cell>
          <table:table-cell office:value-type="float" office:value="55" calcext:value-type="float">
            <text:p>55</text:p>
          </table:table-cell>
          <table:table-cell office:value-type="float" office:value="472615" calcext:value-type="float">
            <text:p>472615</text:p>
          </table:table-cell>
          <table:table-cell office:value-type="date" office:date-value="2004-04-09" calcext:value-type="date">
            <text:p>09/04/04</text:p>
          </table:table-cell>
          <table:table-cell office:value-type="string" calcext:value-type="string">
            <text:p>Luisa</text:p>
          </table:table-cell>
          <table:table-cell table:number-columns-repeated="24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date" office:date-value="2004-01-08" calcext:value-type="date">
            <text:p>08/01/04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Barcelona</text:p>
          </table:table-cell>
          <table:table-cell office:value-type="float" office:value="148" calcext:value-type="float">
            <text:p>148</text:p>
          </table:table-cell>
          <table:table-cell office:value-type="float" office:value="1169496" calcext:value-type="float">
            <text:p>1169496</text:p>
          </table:table-cell>
          <table:table-cell office:value-type="date" office:date-value="2004-08-19" calcext:value-type="date">
            <text:p>19/08/04</text:p>
          </table:table-cell>
          <table:table-cell office:value-type="string" calcext:value-type="string">
            <text:p>María</text:p>
          </table:table-cell>
          <table:table-cell table:number-columns-repeated="24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date" office:date-value="2004-01-09" calcext:value-type="date">
            <text:p>09/01/04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Barcelona</text:p>
          </table:table-cell>
          <table:table-cell office:value-type="float" office:value="228" calcext:value-type="float">
            <text:p>228</text:p>
          </table:table-cell>
          <table:table-cell office:value-type="float" office:value="2020992" calcext:value-type="float">
            <text:p>2020992</text:p>
          </table:table-cell>
          <table:table-cell office:value-type="date" office:date-value="2004-06-12" calcext:value-type="date">
            <text:p>12/06/04</text:p>
          </table:table-cell>
          <table:table-cell office:value-type="string" calcext:value-type="string">
            <text:p>Carmen</text:p>
          </table:table-cell>
          <table:table-cell table:number-columns-repeated="24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date" office:date-value="2004-01-09" calcext:value-type="date">
            <text:p>09/01/04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Lleida</text:p>
          </table:table-cell>
          <table:table-cell office:value-type="float" office:value="116" calcext:value-type="float">
            <text:p>116</text:p>
          </table:table-cell>
          <table:table-cell office:value-type="float" office:value="727552" calcext:value-type="float">
            <text:p>727552</text:p>
          </table:table-cell>
          <table:table-cell office:value-type="date" office:date-value="2004-04-14" calcext:value-type="date">
            <text:p>14/04/04</text:p>
          </table:table-cell>
          <table:table-cell office:value-type="string" calcext:value-type="string">
            <text:p>Pedro</text:p>
          </table:table-cell>
          <table:table-cell table:number-columns-repeated="24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date" office:date-value="2004-01-10" calcext:value-type="date">
            <text:p>10/01/04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Girona</text:p>
          </table:table-cell>
          <table:table-cell office:value-type="float" office:value="183" calcext:value-type="float">
            <text:p>183</text:p>
          </table:table-cell>
          <table:table-cell office:value-type="float" office:value="1438929" calcext:value-type="float">
            <text:p>1438929</text:p>
          </table:table-cell>
          <table:table-cell office:value-type="date" office:date-value="2004-04-21" calcext:value-type="date">
            <text:p>21/04/04</text:p>
          </table:table-cell>
          <table:table-cell office:value-type="string" calcext:value-type="string">
            <text:p>Luisa</text:p>
          </table:table-cell>
          <table:table-cell table:number-columns-repeated="24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date" office:date-value="2004-01-10" calcext:value-type="date">
            <text:p>10/01/04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Tarragona</text:p>
          </table:table-cell>
          <table:table-cell office:value-type="float" office:value="79" calcext:value-type="float">
            <text:p>79</text:p>
          </table:table-cell>
          <table:table-cell office:value-type="float" office:value="427390" calcext:value-type="float">
            <text:p>427390</text:p>
          </table:table-cell>
          <table:table-cell office:value-type="date" office:date-value="2004-12-01" calcext:value-type="date">
            <text:p>01/12/04</text:p>
          </table:table-cell>
          <table:table-cell office:value-type="string" calcext:value-type="string">
            <text:p>Joaquín</text:p>
          </table:table-cell>
          <table:table-cell table:number-columns-repeated="24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date" office:date-value="2004-01-10" calcext:value-type="date">
            <text:p>10/01/04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Barcelona</text:p>
          </table:table-cell>
          <table:table-cell office:value-type="float" office:value="124" calcext:value-type="float">
            <text:p>124</text:p>
          </table:table-cell>
          <table:table-cell office:value-type="float" office:value="1170684" calcext:value-type="float">
            <text:p>1170684</text:p>
          </table:table-cell>
          <table:table-cell office:value-type="date" office:date-value="2004-05-23" calcext:value-type="date">
            <text:p>23/05/04</text:p>
          </table:table-cell>
          <table:table-cell office:value-type="string" calcext:value-type="string">
            <text:p>Jesús</text:p>
          </table:table-cell>
          <table:table-cell table:number-columns-repeated="24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date" office:date-value="2004-01-10" calcext:value-type="date">
            <text:p>10/01/0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Tarragona</text:p>
          </table:table-cell>
          <table:table-cell office:value-type="float" office:value="70" calcext:value-type="float">
            <text:p>70</text:p>
          </table:table-cell>
          <table:table-cell office:value-type="float" office:value="549780" calcext:value-type="float">
            <text:p>549780</text:p>
          </table:table-cell>
          <table:table-cell office:value-type="date" office:date-value="2004-06-22" calcext:value-type="date">
            <text:p>22/06/04</text:p>
          </table:table-cell>
          <table:table-cell office:value-type="string" calcext:value-type="string">
            <text:p>Jesús</text:p>
          </table:table-cell>
          <table:table-cell table:number-columns-repeated="24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date" office:date-value="2004-01-11" calcext:value-type="date">
            <text:p>11/01/0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Tarragona</text:p>
          </table:table-cell>
          <table:table-cell office:value-type="float" office:value="70" calcext:value-type="float">
            <text:p>70</text:p>
          </table:table-cell>
          <table:table-cell office:value-type="float" office:value="659330" calcext:value-type="float">
            <text:p>659330</text:p>
          </table:table-cell>
          <table:table-cell office:value-type="date" office:date-value="2004-12-23" calcext:value-type="date">
            <text:p>23/12/04</text:p>
          </table:table-cell>
          <table:table-cell office:value-type="string" calcext:value-type="string">
            <text:p>Pedro</text:p>
          </table:table-cell>
          <table:table-cell table:number-columns-repeated="24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date" office:date-value="2004-01-12" calcext:value-type="date">
            <text:p>12/01/04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Barcelona</text:p>
          </table:table-cell>
          <table:table-cell office:value-type="float" office:value="187" calcext:value-type="float">
            <text:p>187</text:p>
          </table:table-cell>
          <table:table-cell office:value-type="float" office:value="1660560" calcext:value-type="float">
            <text:p>1660560</text:p>
          </table:table-cell>
          <table:table-cell office:value-type="date" office:date-value="2004-06-16" calcext:value-type="date">
            <text:p>16/06/04</text:p>
          </table:table-cell>
          <table:table-cell office:value-type="string" calcext:value-type="string">
            <text:p>Joaquín</text:p>
          </table:table-cell>
          <table:table-cell table:number-columns-repeated="24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date" office:date-value="2004-01-12" calcext:value-type="date">
            <text:p>12/01/04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Tarragona</text:p>
          </table:table-cell>
          <table:table-cell office:value-type="float" office:value="91" calcext:value-type="float">
            <text:p>91</text:p>
          </table:table-cell>
          <table:table-cell office:value-type="float" office:value="753571" calcext:value-type="float">
            <text:p>753571</text:p>
          </table:table-cell>
          <table:table-cell office:value-type="date" office:date-value="2004-07-07" calcext:value-type="date">
            <text:p>07/07/04</text:p>
          </table:table-cell>
          <table:table-cell office:value-type="string" calcext:value-type="string">
            <text:p>Luisa</text:p>
          </table:table-cell>
          <table:table-cell table:number-columns-repeated="24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date" office:date-value="2004-01-12" calcext:value-type="date">
            <text:p>12/01/0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Tarragona</text:p>
          </table:table-cell>
          <table:table-cell office:value-type="float" office:value="201" calcext:value-type="float">
            <text:p>201</text:p>
          </table:table-cell>
          <table:table-cell office:value-type="float" office:value="939072" calcext:value-type="float">
            <text:p>939072</text:p>
          </table:table-cell>
          <table:table-cell office:value-type="date" office:date-value="2004-08-04" calcext:value-type="date">
            <text:p>04/08/04</text:p>
          </table:table-cell>
          <table:table-cell office:value-type="string" calcext:value-type="string">
            <text:p>Carmen</text:p>
          </table:table-cell>
          <table:table-cell table:number-columns-repeated="24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date" office:date-value="2004-01-13" calcext:value-type="date">
            <text:p>13/01/04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Barcelona</text:p>
          </table:table-cell>
          <table:table-cell office:value-type="float" office:value="142" calcext:value-type="float">
            <text:p>142</text:p>
          </table:table-cell>
          <table:table-cell office:value-type="float" office:value="1405374" calcext:value-type="float">
            <text:p>1405374</text:p>
          </table:table-cell>
          <table:table-cell office:value-type="date" office:date-value="2004-09-24" calcext:value-type="date">
            <text:p>24/09/04</text:p>
          </table:table-cell>
          <table:table-cell office:value-type="string" calcext:value-type="string">
            <text:p>Jesús</text:p>
          </table:table-cell>
          <table:table-cell table:number-columns-repeated="24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date" office:date-value="2004-01-13" calcext:value-type="date">
            <text:p>13/01/04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Girona</text:p>
          </table:table-cell>
          <table:table-cell office:value-type="float" office:value="92" calcext:value-type="float">
            <text:p>92</text:p>
          </table:table-cell>
          <table:table-cell office:value-type="float" office:value="627348" calcext:value-type="float">
            <text:p>627348</text:p>
          </table:table-cell>
          <table:table-cell office:value-type="date" office:date-value="2004-04-12" calcext:value-type="date">
            <text:p>12/04/04</text:p>
          </table:table-cell>
          <table:table-cell office:value-type="string" calcext:value-type="string">
            <text:p>María</text:p>
          </table:table-cell>
          <table:table-cell table:number-columns-repeated="24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date" office:date-value="2004-01-15" calcext:value-type="date">
            <text:p>15/01/0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Barcelona</text:p>
          </table:table-cell>
          <table:table-cell office:value-type="float" office:value="181" calcext:value-type="float">
            <text:p>181</text:p>
          </table:table-cell>
          <table:table-cell office:value-type="float" office:value="1504110" calcext:value-type="float">
            <text:p>1504110</text:p>
          </table:table-cell>
          <table:table-cell office:value-type="date" office:date-value="2004-07-03" calcext:value-type="date">
            <text:p>03/07/04</text:p>
          </table:table-cell>
          <table:table-cell office:value-type="string" calcext:value-type="string">
            <text:p>María</text:p>
          </table:table-cell>
          <table:table-cell table:number-columns-repeated="24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date" office:date-value="2004-01-15" calcext:value-type="date">
            <text:p>15/01/04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Barcelona</text:p>
          </table:table-cell>
          <table:table-cell office:value-type="float" office:value="281" calcext:value-type="float">
            <text:p>281</text:p>
          </table:table-cell>
          <table:table-cell office:value-type="float" office:value="2483197" calcext:value-type="float">
            <text:p>2483197</text:p>
          </table:table-cell>
          <table:table-cell office:value-type="date" office:date-value="2004-11-01" calcext:value-type="date">
            <text:p>01/11/04</text:p>
          </table:table-cell>
          <table:table-cell office:value-type="string" calcext:value-type="string">
            <text:p>María</text:p>
          </table:table-cell>
          <table:table-cell table:number-columns-repeated="24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date" office:date-value="2004-01-15" calcext:value-type="date">
            <text:p>15/01/04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Tarragona</text:p>
          </table:table-cell>
          <table:table-cell office:value-type="float" office:value="257" calcext:value-type="float">
            <text:p>257</text:p>
          </table:table-cell>
          <table:table-cell office:value-type="float" office:value="1799771" calcext:value-type="float">
            <text:p>1799771</text:p>
          </table:table-cell>
          <table:table-cell office:value-type="date" office:date-value="2004-12-31" calcext:value-type="date">
            <text:p>31/12/04</text:p>
          </table:table-cell>
          <table:table-cell office:value-type="string" calcext:value-type="string">
            <text:p>Luisa</text:p>
          </table:table-cell>
          <table:table-cell table:number-columns-repeated="24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date" office:date-value="2004-01-16" calcext:value-type="date">
            <text:p>16/01/04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Tarragona</text:p>
          </table:table-cell>
          <table:table-cell office:value-type="float" office:value="140" calcext:value-type="float">
            <text:p>140</text:p>
          </table:table-cell>
          <table:table-cell office:value-type="float" office:value="1054340" calcext:value-type="float">
            <text:p>1054340</text:p>
          </table:table-cell>
          <table:table-cell office:value-type="date" office:date-value="2004-12-02" calcext:value-type="date">
            <text:p>02/12/04</text:p>
          </table:table-cell>
          <table:table-cell office:value-type="string" calcext:value-type="string">
            <text:p>Luisa</text:p>
          </table:table-cell>
          <table:table-cell table:number-columns-repeated="24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date" office:date-value="2004-01-16" calcext:value-type="date">
            <text:p>16/01/0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Girona</text:p>
          </table:table-cell>
          <table:table-cell office:value-type="float" office:value="229" calcext:value-type="float">
            <text:p>229</text:p>
          </table:table-cell>
          <table:table-cell office:value-type="float" office:value="1160572" calcext:value-type="float">
            <text:p>1160572</text:p>
          </table:table-cell>
          <table:table-cell office:value-type="date" office:date-value="2004-07-09" calcext:value-type="date">
            <text:p>09/07/04</text:p>
          </table:table-cell>
          <table:table-cell office:value-type="string" calcext:value-type="string">
            <text:p>Pedro</text:p>
          </table:table-cell>
          <table:table-cell table:number-columns-repeated="24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date" office:date-value="2004-01-17" calcext:value-type="date">
            <text:p>17/01/04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Tarragona</text:p>
          </table:table-cell>
          <table:table-cell office:value-type="float" office:value="300" calcext:value-type="float">
            <text:p>300</text:p>
          </table:table-cell>
          <table:table-cell office:value-type="float" office:value="1492800" calcext:value-type="float">
            <text:p>1492800</text:p>
          </table:table-cell>
          <table:table-cell office:value-type="date" office:date-value="2004-12-08" calcext:value-type="date">
            <text:p>08/12/04</text:p>
          </table:table-cell>
          <table:table-cell office:value-type="string" calcext:value-type="string">
            <text:p>Joaquín</text:p>
          </table:table-cell>
          <table:table-cell table:number-columns-repeated="24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date" office:date-value="2004-01-18" calcext:value-type="date">
            <text:p>18/01/04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Tarragona</text:p>
          </table:table-cell>
          <table:table-cell office:value-type="float" office:value="215" calcext:value-type="float">
            <text:p>215</text:p>
          </table:table-cell>
          <table:table-cell office:value-type="float" office:value="1154980" calcext:value-type="float">
            <text:p>1154980</text:p>
          </table:table-cell>
          <table:table-cell office:value-type="date" office:date-value="2005-01-14" calcext:value-type="date">
            <text:p>14/01/05</text:p>
          </table:table-cell>
          <table:table-cell office:value-type="string" calcext:value-type="string">
            <text:p>Joaquín</text:p>
          </table:table-cell>
          <table:table-cell table:number-columns-repeated="24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date" office:date-value="2004-01-18" calcext:value-type="date">
            <text:p>18/01/04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Girona</text:p>
          </table:table-cell>
          <table:table-cell office:value-type="float" office:value="182" calcext:value-type="float">
            <text:p>182</text:p>
          </table:table-cell>
          <table:table-cell office:value-type="float" office:value="1057784" calcext:value-type="float">
            <text:p>1057784</text:p>
          </table:table-cell>
          <table:table-cell office:value-type="date" office:date-value="2004-07-22" calcext:value-type="date">
            <text:p>22/07/04</text:p>
          </table:table-cell>
          <table:table-cell office:value-type="string" calcext:value-type="string">
            <text:p>Jesús</text:p>
          </table:table-cell>
          <table:table-cell table:number-columns-repeated="24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date" office:date-value="2004-01-18" calcext:value-type="date">
            <text:p>18/01/04</text:p>
          </table:table-cell>
          <table:table-cell office:value-type="string" calcext:value-type="string">
            <text:p>Piso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Barcelona</text:p>
          </table:table-cell>
          <table:table-cell office:value-type="float" office:value="230" calcext:value-type="float">
            <text:p>230</text:p>
          </table:table-cell>
          <table:table-cell office:value-type="float" office:value="1421860" calcext:value-type="float">
            <text:p>1421860</text:p>
          </table:table-cell>
          <table:table-cell office:value-type="date" office:date-value="2004-09-23" calcext:value-type="date">
            <text:p>23/09/04</text:p>
          </table:table-cell>
          <table:table-cell office:value-type="string" calcext:value-type="string">
            <text:p>Jesús</text:p>
          </table:table-cell>
          <table:table-cell table:number-columns-repeated="24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date" office:date-value="2004-01-19" calcext:value-type="date">
            <text:p>19/01/04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Tarragona</text:p>
          </table:table-cell>
          <table:table-cell office:value-type="float" office:value="168" calcext:value-type="float">
            <text:p>168</text:p>
          </table:table-cell>
          <table:table-cell office:value-type="float" office:value="1426992" calcext:value-type="float">
            <text:p>1426992</text:p>
          </table:table-cell>
          <table:table-cell office:value-type="date" office:date-value="2004-11-20" calcext:value-type="date">
            <text:p>20/11/04</text:p>
          </table:table-cell>
          <table:table-cell office:value-type="string" calcext:value-type="string">
            <text:p>Jesús</text:p>
          </table:table-cell>
          <table:table-cell table:number-columns-repeated="24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date" office:date-value="2004-01-19" calcext:value-type="date">
            <text:p>19/01/04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Girona</text:p>
          </table:table-cell>
          <table:table-cell office:value-type="float" office:value="74" calcext:value-type="float">
            <text:p>74</text:p>
          </table:table-cell>
          <table:table-cell office:value-type="float" office:value="579716" calcext:value-type="float">
            <text:p>579716</text:p>
          </table:table-cell>
          <table:table-cell office:value-type="date" office:date-value="2004-09-22" calcext:value-type="date">
            <text:p>22/09/04</text:p>
          </table:table-cell>
          <table:table-cell office:value-type="string" calcext:value-type="string">
            <text:p>María</text:p>
          </table:table-cell>
          <table:table-cell table:number-columns-repeated="24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date" office:date-value="2004-01-19" calcext:value-type="date">
            <text:p>19/01/04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Girona</text:p>
          </table:table-cell>
          <table:table-cell office:value-type="float" office:value="278" calcext:value-type="float">
            <text:p>278</text:p>
          </table:table-cell>
          <table:table-cell office:value-type="float" office:value="1537062" calcext:value-type="float">
            <text:p>1537062</text:p>
          </table:table-cell>
          <table:table-cell office:value-type="date" office:date-value="2004-12-16" calcext:value-type="date">
            <text:p>16/12/04</text:p>
          </table:table-cell>
          <table:table-cell office:value-type="string" calcext:value-type="string">
            <text:p>María</text:p>
          </table:table-cell>
          <table:table-cell table:number-columns-repeated="24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date" office:date-value="2004-01-20" calcext:value-type="date">
            <text:p>20/01/04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Barcelona</text:p>
          </table:table-cell>
          <table:table-cell office:value-type="float" office:value="287" calcext:value-type="float">
            <text:p>287</text:p>
          </table:table-cell>
          <table:table-cell office:value-type="float" office:value="2851058" calcext:value-type="float">
            <text:p>2851058</text:p>
          </table:table-cell>
          <table:table-cell office:value-type="date" office:date-value="2005-01-02" calcext:value-type="date">
            <text:p>02/01/05</text:p>
          </table:table-cell>
          <table:table-cell office:value-type="string" calcext:value-type="string">
            <text:p>Joaquín</text:p>
          </table:table-cell>
          <table:table-cell table:number-columns-repeated="24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date" office:date-value="2004-01-20" calcext:value-type="date">
            <text:p>20/01/04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Lleida</text:p>
          </table:table-cell>
          <table:table-cell office:value-type="float" office:value="224" calcext:value-type="float">
            <text:p>224</text:p>
          </table:table-cell>
          <table:table-cell office:value-type="float" office:value="1294048" calcext:value-type="float">
            <text:p>1294048</text:p>
          </table:table-cell>
          <table:table-cell office:value-type="date" office:date-value="2004-10-29" calcext:value-type="date">
            <text:p>29/10/04</text:p>
          </table:table-cell>
          <table:table-cell office:value-type="string" calcext:value-type="string">
            <text:p>Carmen</text:p>
          </table:table-cell>
          <table:table-cell table:number-columns-repeated="24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date" office:date-value="2004-01-20" calcext:value-type="date">
            <text:p>20/01/04</text:p>
          </table:table-cell>
          <table:table-cell office:value-type="string" calcext:value-type="string">
            <text:p>Piso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Barcelona</text:p>
          </table:table-cell>
          <table:table-cell office:value-type="float" office:value="53" calcext:value-type="float">
            <text:p>53</text:p>
          </table:table-cell>
          <table:table-cell office:value-type="float" office:value="249418" calcext:value-type="float">
            <text:p>249418</text:p>
          </table:table-cell>
          <table:table-cell office:value-type="date" office:date-value="2004-08-11" calcext:value-type="date">
            <text:p>11/08/04</text:p>
          </table:table-cell>
          <table:table-cell office:value-type="string" calcext:value-type="string">
            <text:p>Luisa</text:p>
          </table:table-cell>
          <table:table-cell table:number-columns-repeated="24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date" office:date-value="2004-01-20" calcext:value-type="date">
            <text:p>20/01/04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Barcelona</text:p>
          </table:table-cell>
          <table:table-cell office:value-type="float" office:value="284" calcext:value-type="float">
            <text:p>284</text:p>
          </table:table-cell>
          <table:table-cell office:value-type="float" office:value="1457488" calcext:value-type="float">
            <text:p>1457488</text:p>
          </table:table-cell>
          <table:table-cell office:value-type="date" office:date-value="2004-07-06" calcext:value-type="date">
            <text:p>06/07/04</text:p>
          </table:table-cell>
          <table:table-cell office:value-type="string" calcext:value-type="string">
            <text:p>Jesús</text:p>
          </table:table-cell>
          <table:table-cell table:number-columns-repeated="24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date" office:date-value="2004-01-20" calcext:value-type="date">
            <text:p>20/01/0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Girona</text:p>
          </table:table-cell>
          <table:table-cell office:value-type="float" office:value="40" calcext:value-type="float">
            <text:p>40</text:p>
          </table:table-cell>
          <table:table-cell office:value-type="float" office:value="321680" calcext:value-type="float">
            <text:p>321680</text:p>
          </table:table-cell>
          <table:table-cell office:value-type="date" office:date-value="2005-01-11" calcext:value-type="date">
            <text:p>11/01/05</text:p>
          </table:table-cell>
          <table:table-cell office:value-type="string" calcext:value-type="string">
            <text:p>Jesús</text:p>
          </table:table-cell>
          <table:table-cell table:number-columns-repeated="24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date" office:date-value="2004-01-20" calcext:value-type="date">
            <text:p>20/01/0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Tarragona</text:p>
          </table:table-cell>
          <table:table-cell office:value-type="float" office:value="235" calcext:value-type="float">
            <text:p>235</text:p>
          </table:table-cell>
          <table:table-cell office:value-type="float" office:value="957625" calcext:value-type="float">
            <text:p>957625</text:p>
          </table:table-cell>
          <table:table-cell office:value-type="date" office:date-value="2004-11-13" calcext:value-type="date">
            <text:p>13/11/04</text:p>
          </table:table-cell>
          <table:table-cell office:value-type="string" calcext:value-type="string">
            <text:p>Carmen</text:p>
          </table:table-cell>
          <table:table-cell table:number-columns-repeated="24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date" office:date-value="2004-01-20" calcext:value-type="date">
            <text:p>20/01/04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Lleida</text:p>
          </table:table-cell>
          <table:table-cell office:value-type="float" office:value="90" calcext:value-type="float">
            <text:p>90</text:p>
          </table:table-cell>
          <table:table-cell office:value-type="float" office:value="568620" calcext:value-type="float">
            <text:p>568620</text:p>
          </table:table-cell>
          <table:table-cell office:value-type="date" office:date-value="2004-12-14" calcext:value-type="date">
            <text:p>14/12/04</text:p>
          </table:table-cell>
          <table:table-cell office:value-type="string" calcext:value-type="string">
            <text:p>Joaquín</text:p>
          </table:table-cell>
          <table:table-cell table:number-columns-repeated="24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date" office:date-value="2004-01-22" calcext:value-type="date">
            <text:p>22/01/0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Lleida</text:p>
          </table:table-cell>
          <table:table-cell office:value-type="float" office:value="206" calcext:value-type="float">
            <text:p>206</text:p>
          </table:table-cell>
          <table:table-cell office:value-type="float" office:value="1605564" calcext:value-type="float">
            <text:p>1605564</text:p>
          </table:table-cell>
          <table:table-cell office:value-type="date" office:date-value="2004-09-26" calcext:value-type="date">
            <text:p>26/09/04</text:p>
          </table:table-cell>
          <table:table-cell office:value-type="string" calcext:value-type="string">
            <text:p>María</text:p>
          </table:table-cell>
          <table:table-cell table:number-columns-repeated="241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date" office:date-value="2004-01-22" calcext:value-type="date">
            <text:p>22/01/04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Tarragona</text:p>
          </table:table-cell>
          <table:table-cell office:value-type="float" office:value="158" calcext:value-type="float">
            <text:p>158</text:p>
          </table:table-cell>
          <table:table-cell office:value-type="float" office:value="1438748" calcext:value-type="float">
            <text:p>1438748</text:p>
          </table:table-cell>
          <table:table-cell office:value-type="date" office:date-value="2004-10-17" calcext:value-type="date">
            <text:p>17/10/04</text:p>
          </table:table-cell>
          <table:table-cell office:value-type="string" calcext:value-type="string">
            <text:p>Carmen</text:p>
          </table:table-cell>
          <table:table-cell table:number-columns-repeated="241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date" office:date-value="2004-01-22" calcext:value-type="date">
            <text:p>22/01/04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Barcelona</text:p>
          </table:table-cell>
          <table:table-cell office:value-type="float" office:value="71" calcext:value-type="float">
            <text:p>71</text:p>
          </table:table-cell>
          <table:table-cell office:value-type="float" office:value="686996" calcext:value-type="float">
            <text:p>686996</text:p>
          </table:table-cell>
          <table:table-cell office:value-type="date" office:date-value="2004-05-30" calcext:value-type="date">
            <text:p>30/05/04</text:p>
          </table:table-cell>
          <table:table-cell office:value-type="string" calcext:value-type="string">
            <text:p>Luisa</text:p>
          </table:table-cell>
          <table:table-cell table:number-columns-repeated="24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date" office:date-value="2004-01-22" calcext:value-type="date">
            <text:p>22/01/0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Girona</text:p>
          </table:table-cell>
          <table:table-cell office:value-type="float" office:value="127" calcext:value-type="float">
            <text:p>127</text:p>
          </table:table-cell>
          <table:table-cell office:value-type="float" office:value="983234" calcext:value-type="float">
            <text:p>983234</text:p>
          </table:table-cell>
          <table:table-cell office:value-type="date" office:date-value="2004-07-09" calcext:value-type="date">
            <text:p>09/07/04</text:p>
          </table:table-cell>
          <table:table-cell office:value-type="string" calcext:value-type="string">
            <text:p>Carmen</text:p>
          </table:table-cell>
          <table:table-cell table:number-columns-repeated="24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date" office:date-value="2004-01-23" calcext:value-type="date">
            <text:p>23/01/04</text:p>
          </table:table-cell>
          <table:table-cell office:value-type="string" calcext:value-type="string">
            <text:p>Piso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Lleida</text:p>
          </table:table-cell>
          <table:table-cell office:value-type="float" office:value="54" calcext:value-type="float">
            <text:p>54</text:p>
          </table:table-cell>
          <table:table-cell office:value-type="float" office:value="239220" calcext:value-type="float">
            <text:p>239220</text:p>
          </table:table-cell>
          <table:table-cell office:value-type="date" office:date-value="2004-05-01" calcext:value-type="date">
            <text:p>01/05/04</text:p>
          </table:table-cell>
          <table:table-cell office:value-type="string" calcext:value-type="string">
            <text:p>María</text:p>
          </table:table-cell>
          <table:table-cell table:number-columns-repeated="24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date" office:date-value="2004-01-23" calcext:value-type="date">
            <text:p>23/01/04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Lleida</text:p>
          </table:table-cell>
          <table:table-cell office:value-type="float" office:value="54" calcext:value-type="float">
            <text:p>54</text:p>
          </table:table-cell>
          <table:table-cell office:value-type="float" office:value="512730" calcext:value-type="float">
            <text:p>512730</text:p>
          </table:table-cell>
          <table:table-cell office:value-type="date" office:date-value="2004-07-04" calcext:value-type="date">
            <text:p>04/07/04</text:p>
          </table:table-cell>
          <table:table-cell office:value-type="string" calcext:value-type="string">
            <text:p>Carmen</text:p>
          </table:table-cell>
          <table:table-cell table:number-columns-repeated="241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date" office:date-value="2004-01-24" calcext:value-type="date">
            <text:p>24/01/0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Girona</text:p>
          </table:table-cell>
          <table:table-cell office:value-type="float" office:value="274" calcext:value-type="float">
            <text:p>274</text:p>
          </table:table-cell>
          <table:table-cell office:value-type="float" office:value="2287626" calcext:value-type="float">
            <text:p>2287626</text:p>
          </table:table-cell>
          <table:table-cell office:value-type="date" office:date-value="2004-12-21" calcext:value-type="date">
            <text:p>21/12/04</text:p>
          </table:table-cell>
          <table:table-cell office:value-type="string" calcext:value-type="string">
            <text:p>María</text:p>
          </table:table-cell>
          <table:table-cell table:number-columns-repeated="241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date" office:date-value="2004-01-24" calcext:value-type="date">
            <text:p>24/01/04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Tarragona</text:p>
          </table:table-cell>
          <table:table-cell office:value-type="float" office:value="166" calcext:value-type="float">
            <text:p>166</text:p>
          </table:table-cell>
          <table:table-cell office:value-type="float" office:value="1373816" calcext:value-type="float">
            <text:p>1373816</text:p>
          </table:table-cell>
          <table:table-cell office:value-type="date" office:date-value="2004-11-19" calcext:value-type="date">
            <text:p>19/11/04</text:p>
          </table:table-cell>
          <table:table-cell office:value-type="string" calcext:value-type="string">
            <text:p>Joaquín</text:p>
          </table:table-cell>
          <table:table-cell table:number-columns-repeated="24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date" office:date-value="2004-01-24" calcext:value-type="date">
            <text:p>24/01/04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Lleida</text:p>
          </table:table-cell>
          <table:table-cell office:value-type="float" office:value="270" calcext:value-type="float">
            <text:p>270</text:p>
          </table:table-cell>
          <table:table-cell office:value-type="float" office:value="1920240" calcext:value-type="float">
            <text:p>1920240</text:p>
          </table:table-cell>
          <table:table-cell office:value-type="date" office:date-value="2004-06-28" calcext:value-type="date">
            <text:p>28/06/04</text:p>
          </table:table-cell>
          <table:table-cell office:value-type="string" calcext:value-type="string">
            <text:p>Jesús</text:p>
          </table:table-cell>
          <table:table-cell table:number-columns-repeated="24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date" office:date-value="2004-01-24" calcext:value-type="date">
            <text:p>24/01/04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Tarragona</text:p>
          </table:table-cell>
          <table:table-cell office:value-type="float" office:value="120" calcext:value-type="float">
            <text:p>120</text:p>
          </table:table-cell>
          <table:table-cell office:value-type="float" office:value="1140840" calcext:value-type="float">
            <text:p>1140840</text:p>
          </table:table-cell>
          <table:table-cell office:value-type="date" office:date-value="2004-09-12" calcext:value-type="date">
            <text:p>12/09/04</text:p>
          </table:table-cell>
          <table:table-cell office:value-type="string" calcext:value-type="string">
            <text:p>Carmen</text:p>
          </table:table-cell>
          <table:table-cell table:number-columns-repeated="24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date" office:date-value="2004-01-24" calcext:value-type="date">
            <text:p>24/01/04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Tarragona</text:p>
          </table:table-cell>
          <table:table-cell office:value-type="float" office:value="178" calcext:value-type="float">
            <text:p>178</text:p>
          </table:table-cell>
          <table:table-cell office:value-type="float" office:value="1142938" calcext:value-type="float">
            <text:p>1142938</text:p>
          </table:table-cell>
          <table:table-cell office:value-type="date" office:date-value="2005-01-23" calcext:value-type="date">
            <text:p>23/01/05</text:p>
          </table:table-cell>
          <table:table-cell office:value-type="string" calcext:value-type="string">
            <text:p>Joaquín</text:p>
          </table:table-cell>
          <table:table-cell table:number-columns-repeated="24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date" office:date-value="2004-01-25" calcext:value-type="date">
            <text:p>25/01/04</text:p>
          </table:table-cell>
          <table:table-cell office:value-type="string" calcext:value-type="string">
            <text:p>Piso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Barcelona</text:p>
          </table:table-cell>
          <table:table-cell office:value-type="float" office:value="144" calcext:value-type="float">
            <text:p>144</text:p>
          </table:table-cell>
          <table:table-cell office:value-type="float" office:value="738144" calcext:value-type="float">
            <text:p>738144</text:p>
          </table:table-cell>
          <table:table-cell office:value-type="date" office:date-value="2004-09-06" calcext:value-type="date">
            <text:p>06/09/04</text:p>
          </table:table-cell>
          <table:table-cell office:value-type="string" calcext:value-type="string">
            <text:p>Luisa</text:p>
          </table:table-cell>
          <table:table-cell table:number-columns-repeated="24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date" office:date-value="2004-01-26" calcext:value-type="date">
            <text:p>26/01/04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Lleida</text:p>
          </table:table-cell>
          <table:table-cell office:value-type="float" office:value="57" calcext:value-type="float">
            <text:p>57</text:p>
          </table:table-cell>
          <table:table-cell office:value-type="float" office:value="509010" calcext:value-type="float">
            <text:p>509010</text:p>
          </table:table-cell>
          <table:table-cell office:value-type="date" office:date-value="2004-10-13" calcext:value-type="date">
            <text:p>13/10/04</text:p>
          </table:table-cell>
          <table:table-cell office:value-type="string" calcext:value-type="string">
            <text:p>María</text:p>
          </table:table-cell>
          <table:table-cell table:number-columns-repeated="24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date" office:date-value="2004-01-26" calcext:value-type="date">
            <text:p>26/01/04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Tarragona</text:p>
          </table:table-cell>
          <table:table-cell office:value-type="float" office:value="144" calcext:value-type="float">
            <text:p>144</text:p>
          </table:table-cell>
          <table:table-cell office:value-type="float" office:value="1436832" calcext:value-type="float">
            <text:p>1436832</text:p>
          </table:table-cell>
          <table:table-cell office:value-type="date" office:date-value="2004-05-26" calcext:value-type="date">
            <text:p>26/05/04</text:p>
          </table:table-cell>
          <table:table-cell office:value-type="string" calcext:value-type="string">
            <text:p>Luisa</text:p>
          </table:table-cell>
          <table:table-cell table:number-columns-repeated="24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date" office:date-value="2004-01-27" calcext:value-type="date">
            <text:p>27/01/04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Lleida</text:p>
          </table:table-cell>
          <table:table-cell office:value-type="float" office:value="272" calcext:value-type="float">
            <text:p>272</text:p>
          </table:table-cell>
          <table:table-cell office:value-type="float" office:value="2119424" calcext:value-type="float">
            <text:p>2119424</text:p>
          </table:table-cell>
          <table:table-cell office:value-type="date" office:date-value="2004-12-24" calcext:value-type="date">
            <text:p>24/12/04</text:p>
          </table:table-cell>
          <table:table-cell office:value-type="string" calcext:value-type="string">
            <text:p>Pedro</text:p>
          </table:table-cell>
          <table:table-cell table:number-columns-repeated="24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date" office:date-value="2004-01-27" calcext:value-type="date">
            <text:p>27/01/04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Barcelona</text:p>
          </table:table-cell>
          <table:table-cell office:value-type="float" office:value="219" calcext:value-type="float">
            <text:p>219</text:p>
          </table:table-cell>
          <table:table-cell office:value-type="float" office:value="948927" calcext:value-type="float">
            <text:p>948927</text:p>
          </table:table-cell>
          <table:table-cell office:value-type="date" office:date-value="2004-10-15" calcext:value-type="date">
            <text:p>15/10/04</text:p>
          </table:table-cell>
          <table:table-cell office:value-type="string" calcext:value-type="string">
            <text:p>Jesús</text:p>
          </table:table-cell>
          <table:table-cell table:number-columns-repeated="24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date" office:date-value="2004-01-27" calcext:value-type="date">
            <text:p>27/01/0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Barcelona</text:p>
          </table:table-cell>
          <table:table-cell office:value-type="float" office:value="68" calcext:value-type="float">
            <text:p>68</text:p>
          </table:table-cell>
          <table:table-cell office:value-type="float" office:value="376992" calcext:value-type="float">
            <text:p>376992</text:p>
          </table:table-cell>
          <table:table-cell office:value-type="date" office:date-value="2004-06-28" calcext:value-type="date">
            <text:p>28/06/04</text:p>
          </table:table-cell>
          <table:table-cell office:value-type="string" calcext:value-type="string">
            <text:p>Luisa</text:p>
          </table:table-cell>
          <table:table-cell table:number-columns-repeated="241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date" office:date-value="2004-01-27" calcext:value-type="date">
            <text:p>27/01/0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Girona</text:p>
          </table:table-cell>
          <table:table-cell office:value-type="float" office:value="248" calcext:value-type="float">
            <text:p>248</text:p>
          </table:table-cell>
          <table:table-cell office:value-type="float" office:value="2212408" calcext:value-type="float">
            <text:p>2212408</text:p>
          </table:table-cell>
          <table:table-cell office:value-type="date" office:date-value="2004-10-09" calcext:value-type="date">
            <text:p>09/10/04</text:p>
          </table:table-cell>
          <table:table-cell office:value-type="string" calcext:value-type="string">
            <text:p>María</text:p>
          </table:table-cell>
          <table:table-cell table:number-columns-repeated="24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date" office:date-value="2004-01-28" calcext:value-type="date">
            <text:p>28/01/04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Tarragona</text:p>
          </table:table-cell>
          <table:table-cell office:value-type="float" office:value="179" calcext:value-type="float">
            <text:p>179</text:p>
          </table:table-cell>
          <table:table-cell office:value-type="float" office:value="1647695" calcext:value-type="float">
            <text:p>1647695</text:p>
          </table:table-cell>
          <table:table-cell office:value-type="date" office:date-value="2004-07-12" calcext:value-type="date">
            <text:p>12/07/04</text:p>
          </table:table-cell>
          <table:table-cell office:value-type="string" calcext:value-type="string">
            <text:p>María</text:p>
          </table:table-cell>
          <table:table-cell table:number-columns-repeated="241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date" office:date-value="2004-01-28" calcext:value-type="date">
            <text:p>28/01/04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Girona</text:p>
          </table:table-cell>
          <table:table-cell office:value-type="float" office:value="235" calcext:value-type="float">
            <text:p>235</text:p>
          </table:table-cell>
          <table:table-cell office:value-type="float" office:value="1939925" calcext:value-type="float">
            <text:p>1939925</text:p>
          </table:table-cell>
          <table:table-cell office:value-type="date" office:date-value="2004-11-01" calcext:value-type="date">
            <text:p>01/11/04</text:p>
          </table:table-cell>
          <table:table-cell office:value-type="string" calcext:value-type="string">
            <text:p>Carmen</text:p>
          </table:table-cell>
          <table:table-cell table:number-columns-repeated="24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date" office:date-value="2004-01-28" calcext:value-type="date">
            <text:p>28/01/04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Tarragona</text:p>
          </table:table-cell>
          <table:table-cell office:value-type="float" office:value="216" calcext:value-type="float">
            <text:p>216</text:p>
          </table:table-cell>
          <table:table-cell office:value-type="float" office:value="1478952" calcext:value-type="float">
            <text:p>1478952</text:p>
          </table:table-cell>
          <table:table-cell office:value-type="date" office:date-value="2004-10-15" calcext:value-type="date">
            <text:p>15/10/04</text:p>
          </table:table-cell>
          <table:table-cell office:value-type="string" calcext:value-type="string">
            <text:p>Carmen</text:p>
          </table:table-cell>
          <table:table-cell table:number-columns-repeated="24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date" office:date-value="2004-01-28" calcext:value-type="date">
            <text:p>28/01/04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Barcelona</text:p>
          </table:table-cell>
          <table:table-cell office:value-type="float" office:value="62" calcext:value-type="float">
            <text:p>62</text:p>
          </table:table-cell>
          <table:table-cell office:value-type="float" office:value="320044" calcext:value-type="float">
            <text:p>320044</text:p>
          </table:table-cell>
          <table:table-cell office:value-type="date" office:date-value="2004-09-04" calcext:value-type="date">
            <text:p>04/09/04</text:p>
          </table:table-cell>
          <table:table-cell office:value-type="string" calcext:value-type="string">
            <text:p>Joaquín</text:p>
          </table:table-cell>
          <table:table-cell table:number-columns-repeated="24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date" office:date-value="2004-01-29" calcext:value-type="date">
            <text:p>29/01/04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Girona</text:p>
          </table:table-cell>
          <table:table-cell office:value-type="float" office:value="229" calcext:value-type="float">
            <text:p>229</text:p>
          </table:table-cell>
          <table:table-cell office:value-type="float" office:value="1098055" calcext:value-type="float">
            <text:p>1098055</text:p>
          </table:table-cell>
          <table:table-cell office:value-type="date" office:date-value="2004-10-22" calcext:value-type="date">
            <text:p>22/10/04</text:p>
          </table:table-cell>
          <table:table-cell office:value-type="string" calcext:value-type="string">
            <text:p>Joaquín</text:p>
          </table:table-cell>
          <table:table-cell table:number-columns-repeated="24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date" office:date-value="2004-01-29" calcext:value-type="date">
            <text:p>29/01/04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Tarragona</text:p>
          </table:table-cell>
          <table:table-cell office:value-type="float" office:value="41" calcext:value-type="float">
            <text:p>41</text:p>
          </table:table-cell>
          <table:table-cell office:value-type="float" office:value="187862" calcext:value-type="float">
            <text:p>187862</text:p>
          </table:table-cell>
          <table:table-cell office:value-type="date" office:date-value="2004-08-14" calcext:value-type="date">
            <text:p>14/08/04</text:p>
          </table:table-cell>
          <table:table-cell office:value-type="string" calcext:value-type="string">
            <text:p>Jesús</text:p>
          </table:table-cell>
          <table:table-cell table:number-columns-repeated="24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date" office:date-value="2004-01-29" calcext:value-type="date">
            <text:p>29/01/04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Tarragona</text:p>
          </table:table-cell>
          <table:table-cell office:value-type="float" office:value="234" calcext:value-type="float">
            <text:p>234</text:p>
          </table:table-cell>
          <table:table-cell office:value-type="float" office:value="1757106" calcext:value-type="float">
            <text:p>1757106</text:p>
          </table:table-cell>
          <table:table-cell office:value-type="date" office:date-value="2004-12-28" calcext:value-type="date">
            <text:p>28/12/04</text:p>
          </table:table-cell>
          <table:table-cell office:value-type="string" calcext:value-type="string">
            <text:p>Pedro</text:p>
          </table:table-cell>
          <table:table-cell table:number-columns-repeated="24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date" office:date-value="2004-01-30" calcext:value-type="date">
            <text:p>30/01/04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Tarragona</text:p>
          </table:table-cell>
          <table:table-cell office:value-type="float" office:value="112" calcext:value-type="float">
            <text:p>112</text:p>
          </table:table-cell>
          <table:table-cell office:value-type="float" office:value="1104992" calcext:value-type="float">
            <text:p>1104992</text:p>
          </table:table-cell>
          <table:table-cell office:value-type="date" office:date-value="2004-06-25" calcext:value-type="date">
            <text:p>25/06/04</text:p>
          </table:table-cell>
          <table:table-cell office:value-type="string" calcext:value-type="string">
            <text:p>Pedro</text:p>
          </table:table-cell>
          <table:table-cell table:number-columns-repeated="24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date" office:date-value="2004-01-31" calcext:value-type="date">
            <text:p>31/01/04</text:p>
          </table:table-cell>
          <table:table-cell office:value-type="string" calcext:value-type="string">
            <text:p>Piso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Lleida</text:p>
          </table:table-cell>
          <table:table-cell office:value-type="float" office:value="87" calcext:value-type="float">
            <text:p>87</text:p>
          </table:table-cell>
          <table:table-cell office:value-type="float" office:value="448485" calcext:value-type="float">
            <text:p>448485</text:p>
          </table:table-cell>
          <table:table-cell office:value-type="date" office:date-value="2004-10-04" calcext:value-type="date">
            <text:p>04/10/04</text:p>
          </table:table-cell>
          <table:table-cell office:value-type="string" calcext:value-type="string">
            <text:p>María</text:p>
          </table:table-cell>
          <table:table-cell table:number-columns-repeated="24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date" office:date-value="2004-01-31" calcext:value-type="date">
            <text:p>31/01/04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Barcelona</text:p>
          </table:table-cell>
          <table:table-cell office:value-type="float" office:value="298" calcext:value-type="float">
            <text:p>298</text:p>
          </table:table-cell>
          <table:table-cell office:value-type="float" office:value="2520484" calcext:value-type="float">
            <text:p>2520484</text:p>
          </table:table-cell>
          <table:table-cell office:value-type="date" office:date-value="2004-11-27" calcext:value-type="date">
            <text:p>27/11/04</text:p>
          </table:table-cell>
          <table:table-cell office:value-type="string" calcext:value-type="string">
            <text:p>Carmen</text:p>
          </table:table-cell>
          <table:table-cell table:number-columns-repeated="24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date" office:date-value="2004-01-31" calcext:value-type="date">
            <text:p>31/01/04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Barcelona</text:p>
          </table:table-cell>
          <table:table-cell office:value-type="float" office:value="217" calcext:value-type="float">
            <text:p>217</text:p>
          </table:table-cell>
          <table:table-cell office:value-type="float" office:value="1339107" calcext:value-type="float">
            <text:p>1339107</text:p>
          </table:table-cell>
          <table:table-cell office:value-type="date" office:date-value="2004-10-05" calcext:value-type="date">
            <text:p>05/10/04</text:p>
          </table:table-cell>
          <table:table-cell office:value-type="string" calcext:value-type="string">
            <text:p>Carmen</text:p>
          </table:table-cell>
          <table:table-cell table:number-columns-repeated="24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date" office:date-value="2004-02-01" calcext:value-type="date">
            <text:p>01/02/04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Barcelona</text:p>
          </table:table-cell>
          <table:table-cell office:value-type="float" office:value="236" calcext:value-type="float">
            <text:p>236</text:p>
          </table:table-cell>
          <table:table-cell office:value-type="float" office:value="1812244" calcext:value-type="float">
            <text:p>1812244</text:p>
          </table:table-cell>
          <table:table-cell office:value-type="date" office:date-value="2004-11-17" calcext:value-type="date">
            <text:p>17/11/04</text:p>
          </table:table-cell>
          <table:table-cell office:value-type="string" calcext:value-type="string">
            <text:p>Pedro</text:p>
          </table:table-cell>
          <table:table-cell table:number-columns-repeated="24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date" office:date-value="2004-02-02" calcext:value-type="date">
            <text:p>02/02/04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Girona</text:p>
          </table:table-cell>
          <table:table-cell office:value-type="float" office:value="117" calcext:value-type="float">
            <text:p>117</text:p>
          </table:table-cell>
          <table:table-cell office:value-type="float" office:value="1069731" calcext:value-type="float">
            <text:p>1069731</text:p>
          </table:table-cell>
          <table:table-cell office:value-type="date" office:date-value="2004-09-14" calcext:value-type="date">
            <text:p>14/09/04</text:p>
          </table:table-cell>
          <table:table-cell office:value-type="string" calcext:value-type="string">
            <text:p>Pedro</text:p>
          </table:table-cell>
          <table:table-cell table:number-columns-repeated="24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date" office:date-value="2004-02-02" calcext:value-type="date">
            <text:p>02/02/04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Lleida</text:p>
          </table:table-cell>
          <table:table-cell office:value-type="float" office:value="56" calcext:value-type="float">
            <text:p>56</text:p>
          </table:table-cell>
          <table:table-cell office:value-type="float" office:value="471072" calcext:value-type="float">
            <text:p>471072</text:p>
          </table:table-cell>
          <table:table-cell office:value-type="date" office:date-value="2004-05-29" calcext:value-type="date">
            <text:p>29/05/04</text:p>
          </table:table-cell>
          <table:table-cell office:value-type="string" calcext:value-type="string">
            <text:p>María</text:p>
          </table:table-cell>
          <table:table-cell table:number-columns-repeated="24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date" office:date-value="2004-02-02" calcext:value-type="date">
            <text:p>02/02/04</text:p>
          </table:table-cell>
          <table:table-cell office:value-type="string" calcext:value-type="string">
            <text:p>Piso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Barcelona</text:p>
          </table:table-cell>
          <table:table-cell office:value-type="float" office:value="94" calcext:value-type="float">
            <text:p>94</text:p>
          </table:table-cell>
          <table:table-cell office:value-type="float" office:value="470940" calcext:value-type="float">
            <text:p>470940</text:p>
          </table:table-cell>
          <table:table-cell office:value-type="date" office:date-value="2004-07-28" calcext:value-type="date">
            <text:p>28/07/04</text:p>
          </table:table-cell>
          <table:table-cell office:value-type="string" calcext:value-type="string">
            <text:p>Carmen</text:p>
          </table:table-cell>
          <table:table-cell table:number-columns-repeated="24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date" office:date-value="2004-02-02" calcext:value-type="date">
            <text:p>02/02/0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Barcelona</text:p>
          </table:table-cell>
          <table:table-cell office:value-type="float" office:value="127" calcext:value-type="float">
            <text:p>127</text:p>
          </table:table-cell>
          <table:table-cell office:value-type="float" office:value="925322" calcext:value-type="float">
            <text:p>925322</text:p>
          </table:table-cell>
          <table:table-cell office:value-type="date" office:date-value="2004-06-03" calcext:value-type="date">
            <text:p>03/06/04</text:p>
          </table:table-cell>
          <table:table-cell office:value-type="string" calcext:value-type="string">
            <text:p>Joaquín</text:p>
          </table:table-cell>
          <table:table-cell table:number-columns-repeated="24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date" office:date-value="2004-02-03" calcext:value-type="date">
            <text:p>03/02/04</text:p>
          </table:table-cell>
          <table:table-cell office:value-type="string" calcext:value-type="string">
            <text:p>Piso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Girona</text:p>
          </table:table-cell>
          <table:table-cell office:value-type="float" office:value="275" calcext:value-type="float">
            <text:p>275</text:p>
          </table:table-cell>
          <table:table-cell office:value-type="float" office:value="2141700" calcext:value-type="float">
            <text:p>2141700</text:p>
          </table:table-cell>
          <table:table-cell office:value-type="date" office:date-value="2005-01-08" calcext:value-type="date">
            <text:p>08/01/05</text:p>
          </table:table-cell>
          <table:table-cell office:value-type="string" calcext:value-type="string">
            <text:p>Jesús</text:p>
          </table:table-cell>
          <table:table-cell table:number-columns-repeated="241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date" office:date-value="2004-02-03" calcext:value-type="date">
            <text:p>03/02/04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Barcelona</text:p>
          </table:table-cell>
          <table:table-cell office:value-type="float" office:value="93" calcext:value-type="float">
            <text:p>93</text:p>
          </table:table-cell>
          <table:table-cell office:value-type="float" office:value="778875" calcext:value-type="float">
            <text:p>778875</text:p>
          </table:table-cell>
          <table:table-cell office:value-type="date" office:date-value="2004-05-12" calcext:value-type="date">
            <text:p>12/05/04</text:p>
          </table:table-cell>
          <table:table-cell office:value-type="string" calcext:value-type="string">
            <text:p>Luisa</text:p>
          </table:table-cell>
          <table:table-cell table:number-columns-repeated="241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date" office:date-value="2004-02-03" calcext:value-type="date">
            <text:p>03/02/04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Tarragona</text:p>
          </table:table-cell>
          <table:table-cell office:value-type="float" office:value="58" calcext:value-type="float">
            <text:p>58</text:p>
          </table:table-cell>
          <table:table-cell office:value-type="float" office:value="421196" calcext:value-type="float">
            <text:p>421196</text:p>
          </table:table-cell>
          <table:table-cell office:value-type="date" office:date-value="2004-10-10" calcext:value-type="date">
            <text:p>10/10/04</text:p>
          </table:table-cell>
          <table:table-cell office:value-type="string" calcext:value-type="string">
            <text:p>Pedro</text:p>
          </table:table-cell>
          <table:table-cell table:number-columns-repeated="241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date" office:date-value="2004-02-04" calcext:value-type="date">
            <text:p>04/02/0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Barcelona</text:p>
          </table:table-cell>
          <table:table-cell office:value-type="float" office:value="49" calcext:value-type="float">
            <text:p>49</text:p>
          </table:table-cell>
          <table:table-cell office:value-type="float" office:value="219716" calcext:value-type="float">
            <text:p>219716</text:p>
          </table:table-cell>
          <table:table-cell office:value-type="date" office:date-value="2004-09-27" calcext:value-type="date">
            <text:p>27/09/04</text:p>
          </table:table-cell>
          <table:table-cell office:value-type="string" calcext:value-type="string">
            <text:p>Jesús</text:p>
          </table:table-cell>
          <table:table-cell table:number-columns-repeated="24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date" office:date-value="2004-02-04" calcext:value-type="date">
            <text:p>04/02/04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Girona</text:p>
          </table:table-cell>
          <table:table-cell office:value-type="float" office:value="292" calcext:value-type="float">
            <text:p>292</text:p>
          </table:table-cell>
          <table:table-cell office:value-type="float" office:value="2685816" calcext:value-type="float">
            <text:p>2685816</text:p>
          </table:table-cell>
          <table:table-cell office:value-type="date" office:date-value="2004-07-24" calcext:value-type="date">
            <text:p>24/07/04</text:p>
          </table:table-cell>
          <table:table-cell office:value-type="string" calcext:value-type="string">
            <text:p>Pedro</text:p>
          </table:table-cell>
          <table:table-cell table:number-columns-repeated="241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date" office:date-value="2004-02-04" calcext:value-type="date">
            <text:p>04/02/04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Barcelona</text:p>
          </table:table-cell>
          <table:table-cell office:value-type="float" office:value="123" calcext:value-type="float">
            <text:p>123</text:p>
          </table:table-cell>
          <table:table-cell office:value-type="float" office:value="723609" calcext:value-type="float">
            <text:p>723609</text:p>
          </table:table-cell>
          <table:table-cell office:value-type="date" office:date-value="2004-12-16" calcext:value-type="date">
            <text:p>16/12/04</text:p>
          </table:table-cell>
          <table:table-cell office:value-type="string" calcext:value-type="string">
            <text:p>Joaquín</text:p>
          </table:table-cell>
          <table:table-cell table:number-columns-repeated="241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date" office:date-value="2004-02-05" calcext:value-type="date">
            <text:p>05/02/04</text:p>
          </table:table-cell>
          <table:table-cell office:value-type="string" calcext:value-type="string">
            <text:p>Piso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Barcelona</text:p>
          </table:table-cell>
          <table:table-cell office:value-type="float" office:value="48" calcext:value-type="float">
            <text:p>48</text:p>
          </table:table-cell>
          <table:table-cell office:value-type="float" office:value="388032" calcext:value-type="float">
            <text:p>388032</text:p>
          </table:table-cell>
          <table:table-cell office:value-type="date" office:date-value="2004-05-06" calcext:value-type="date">
            <text:p>06/05/04</text:p>
          </table:table-cell>
          <table:table-cell office:value-type="string" calcext:value-type="string">
            <text:p>Jesús</text:p>
          </table:table-cell>
          <table:table-cell table:number-columns-repeated="241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date" office:date-value="2004-02-05" calcext:value-type="date">
            <text:p>05/02/04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Tarragona</text:p>
          </table:table-cell>
          <table:table-cell office:value-type="float" office:value="132" calcext:value-type="float">
            <text:p>132</text:p>
          </table:table-cell>
          <table:table-cell office:value-type="float" office:value="922020" calcext:value-type="float">
            <text:p>922020</text:p>
          </table:table-cell>
          <table:table-cell office:value-type="date" office:date-value="2004-10-23" calcext:value-type="date">
            <text:p>23/10/04</text:p>
          </table:table-cell>
          <table:table-cell office:value-type="string" calcext:value-type="string">
            <text:p>Joaquín</text:p>
          </table:table-cell>
          <table:table-cell table:number-columns-repeated="241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date" office:date-value="2004-02-06" calcext:value-type="date">
            <text:p>06/02/04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Barcelona</text:p>
          </table:table-cell>
          <table:table-cell office:value-type="float" office:value="177" calcext:value-type="float">
            <text:p>177</text:p>
          </table:table-cell>
          <table:table-cell office:value-type="float" office:value="965358" calcext:value-type="float">
            <text:p>965358</text:p>
          </table:table-cell>
          <table:table-cell office:value-type="date" office:date-value="2004-06-08" calcext:value-type="date">
            <text:p>08/06/04</text:p>
          </table:table-cell>
          <table:table-cell office:value-type="string" calcext:value-type="string">
            <text:p>Luisa</text:p>
          </table:table-cell>
          <table:table-cell table:number-columns-repeated="24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date" office:date-value="2004-02-06" calcext:value-type="date">
            <text:p>06/02/0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Barcelona</text:p>
          </table:table-cell>
          <table:table-cell office:value-type="float" office:value="68" calcext:value-type="float">
            <text:p>68</text:p>
          </table:table-cell>
          <table:table-cell office:value-type="float" office:value="663816" calcext:value-type="float">
            <text:p>663816</text:p>
          </table:table-cell>
          <table:table-cell office:value-type="date" office:date-value="2004-05-23" calcext:value-type="date">
            <text:p>23/05/04</text:p>
          </table:table-cell>
          <table:table-cell office:value-type="string" calcext:value-type="string">
            <text:p>Joaquín</text:p>
          </table:table-cell>
          <table:table-cell table:number-columns-repeated="24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date" office:date-value="2004-02-07" calcext:value-type="date">
            <text:p>07/02/04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Tarragona</text:p>
          </table:table-cell>
          <table:table-cell office:value-type="float" office:value="103" calcext:value-type="float">
            <text:p>103</text:p>
          </table:table-cell>
          <table:table-cell office:value-type="float" office:value="728931" calcext:value-type="float">
            <text:p>728931</text:p>
          </table:table-cell>
          <table:table-cell office:value-type="date" office:date-value="2005-02-05" calcext:value-type="date">
            <text:p>05/02/05</text:p>
          </table:table-cell>
          <table:table-cell office:value-type="string" calcext:value-type="string">
            <text:p>Jesús</text:p>
          </table:table-cell>
          <table:table-cell table:number-columns-repeated="241"/>
        </table:table-row>
        <table:table-row table:style-name="ro1" table:number-rows-repeated="3241">
          <table:table-cell/>
          <table:table-cell table:style-name="ce2"/>
          <table:table-cell table:number-columns-repeated="248"/>
        </table:table-row>
        <table:table-row table:style-name="ro1" table:number-rows-repeated="62197">
          <table:table-cell table:number-columns-repeated="250"/>
        </table:table-row>
        <table:table-row table:style-name="ro1">
          <table:table-cell table:number-columns-repeated="250"/>
        </table:table-row>
      </table:table>
      <table:table table:name="Hoja3" table:style-name="ta2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DejaVu Sans2" svg:font-family="'DejaVu Sans'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ES" style:font-name-asian="DejaVu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</number:number-style>
    <number:number-style style:name="N106">
      <number:text>-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decimal-places="2" number:min-integer-digits="1" number:grouping="true"/>
    </number:number-style>
    <number:number-style style:name="N108">
      <number:text>-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style:rotation-align="none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12:50:09.49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>Ismael Fanlo Boj</meta:initial-creator>
    <meta:creation-date>2007-05-08T05:48:39</meta:creation-date>
    <dc:date>2020-11-10T12:52:54.441000000</dc:date>
    <meta:print-date>1601-01-02T00:00:00</meta:print-date>
    <dc:language>es-ES</dc:language>
    <meta:editing-cycles>3</meta:editing-cycles>
    <meta:editing-duration>PT31M19S</meta:editing-duration>
    <meta:document-statistic meta:table-count="2" meta:cell-count="873" meta:object-count="0"/>
    <meta:user-defined meta:name="Info 1"/>
    <meta:user-defined meta:name="Info 2"/>
    <meta:user-defined meta:name="Info 3"/>
    <meta:user-defined meta:name="Info 4"/>
  </office:meta>
</office:document-meta>
</file>